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2042in" fo:margin-left="-0.0167in" table:align="left"/>
    </style:style>
    <style:style style:name="Style.A" style:family="table-column">
      <style:table-column-properties style:column-width="1.75in"/>
    </style:style>
    <style:style style:name="Style.B" style:family="table-column">
      <style:table-column-properties style:column-width="1.7292in"/>
    </style:style>
    <style:style style:name="Style.C" style:family="table-column">
      <style:table-column-properties style:column-width="1.9167in"/>
    </style:style>
    <style:style style:name="Style.D" style:family="table-column">
      <style:table-column-properties style:column-width="1.8083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71in" fo:margin-left="0in" table:align="left" style:may-break-between-rows="false"/>
    </style:style>
    <style:style style:name="TestCases.A" style:family="table-column">
      <style:table-column-properties style:column-width="1.25in"/>
    </style:style>
    <style:style style:name="TestCases.B" style:family="table-column">
      <style:table-column-properties style:column-width="2.875in"/>
    </style:style>
    <style:style style:name="TestCases.C" style:family="table-column">
      <style:table-column-properties style:column-width="1.3125in"/>
    </style:style>
    <style:style style:name="TestCases.D" style:family="table-column">
      <style:table-column-properties style:column-width="1.4896in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2e66f7" style:font-size-asian="14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officeooo:rsid="002c9cd6" officeooo:paragraph-rsid="002c9cd6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officeooo:rsid="002d10de" officeooo:paragraph-rsid="002d10de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officeooo:rsid="00318176" officeooo:paragraph-rsid="00318176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2pt" officeooo:rsid="0036d79f" officeooo:paragraph-rsid="0036d79f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2pt" officeooo:rsid="003d1688" officeooo:paragraph-rsid="003d1688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229abe" officeooo:paragraph-rsid="00229abe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officeooo:rsid="00257751" officeooo:paragraph-rsid="00257751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3c8f39" officeooo:paragraph-rsid="003c8f39"/>
    </style:style>
    <style:style style:name="P18" style:family="paragraph" style:parent-style-name="Table_20_Contents">
      <style:paragraph-properties fo:text-align="start" style:justify-single-word="false"/>
      <style:text-properties officeooo:paragraph-rsid="00229abe"/>
    </style:style>
    <style:style style:name="P19" style:family="paragraph" style:parent-style-name="Table_20_Contents">
      <style:paragraph-properties fo:text-align="start" style:justify-single-word="false"/>
      <style:text-properties officeooo:paragraph-rsid="003d1688"/>
    </style:style>
    <style:style style:name="P20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21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style:font-name="Liberation Sans" fo:font-size="16pt" officeooo:rsid="001bb746" officeooo:paragraph-rsid="001bb746" style:font-size-asian="14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officeooo:rsid="003c8f39" officeooo:paragraph-rsid="003c8f39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7033" officeooo:paragraph-rsid="003d1688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428b70" officeooo:paragraph-rsid="00428b70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42ad60" officeooo:paragraph-rsid="0042ad60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d1688" officeooo:paragraph-rsid="0042ad60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428b70" officeooo:paragraph-rsid="00428b70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fo:font-size="12pt" officeooo:rsid="0042ad60" officeooo:paragraph-rsid="0042ad60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officeooo:rsid="00428b70" officeooo:paragraph-rsid="00428b70"/>
    </style:style>
    <style:style style:name="P31" style:family="paragraph" style:parent-style-name="Table_20_Contents">
      <style:paragraph-properties fo:text-align="start" style:justify-single-word="false"/>
      <style:text-properties officeooo:paragraph-rsid="003d1688"/>
    </style:style>
    <style:style style:name="P32" style:family="paragraph" style:parent-style-name="Table_20_Contents">
      <style:paragraph-properties fo:text-align="start" style:justify-single-word="false"/>
      <style:text-properties officeooo:paragraph-rsid="00367033"/>
    </style:style>
    <style:style style:name="P33" style:family="paragraph" style:parent-style-name="Table_20_Contents">
      <style:paragraph-properties fo:text-align="start" style:justify-single-word="false"/>
      <style:text-properties officeooo:paragraph-rsid="0042ad60"/>
    </style:style>
    <style:style style:name="P34" style:family="paragraph" style:parent-style-name="Table_20_Contents">
      <style:paragraph-properties fo:text-align="start" style:justify-single-word="false"/>
      <style:text-properties fo:font-weight="normal" officeooo:rsid="0042ad60" officeooo:paragraph-rsid="0042ad60" style:font-weight-asian="normal" style:font-weight-complex="normal"/>
    </style:style>
    <style:style style:name="T1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ans" fo:font-size="12pt" fo:font-weight="bold" officeooo:rsid="00229abe" style:font-size-asian="12pt" style:font-weight-asian="bold" style:font-size-complex="12pt" style:font-weight-complex="bold"/>
    </style:style>
    <style:style style:name="T3" style:family="text">
      <style:text-properties style:font-name="Liberation Sans" fo:font-size="12pt" fo:font-weight="bold" officeooo:rsid="00244d4d" style:font-size-asian="12pt" style:font-weight-asian="bold" style:font-size-complex="12pt" style:font-weight-complex="bold"/>
    </style:style>
    <style:style style:name="T4" style:family="text">
      <style:text-properties style:font-name="Liberation Sans" fo:font-size="12pt" fo:font-weight="bold" officeooo:rsid="0042ad60" style:font-size-asian="12pt" style:font-weight-asian="bold" style:font-size-complex="12pt" style:font-weight-complex="bold"/>
    </style:style>
    <style:style style:name="T5" style:family="text">
      <style:text-properties style:font-name="Liberation Sans" fo:font-size="12pt" fo:font-weight="bold" officeooo:rsid="003d1688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normal" officeooo:rsid="00367033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3c8f39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3e13e8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3d1688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style:font-size-asian="12pt" style:font-size-complex="12pt"/>
    </style:style>
    <style:style style:name="T11" style:family="text">
      <style:text-properties style:font-name="Liberation Sans" fo:font-size="12pt" officeooo:rsid="003e13e8" style:font-size-asian="12pt" style:font-size-complex="12pt"/>
    </style:style>
    <style:style style:name="T12" style:family="text">
      <style:text-properties style:font-name="Liberation Sans" fo:font-size="12pt" officeooo:rsid="00229abe" style:font-size-asian="12pt" style:font-size-complex="12pt"/>
    </style:style>
    <style:style style:name="T13" style:family="text">
      <style:text-properties style:font-name="Liberation Sans" fo:font-size="12pt" officeooo:rsid="00367033" style:font-size-asian="12pt" style:font-size-complex="12pt"/>
    </style:style>
    <style:style style:name="T14" style:family="text">
      <style:text-properties officeooo:rsid="00229abe"/>
    </style:style>
    <style:style style:name="T15" style:family="text">
      <style:text-properties officeooo:rsid="0036d79f"/>
    </style:style>
    <style:style style:name="T16" style:family="text">
      <style:text-properties officeooo:rsid="003e13e8"/>
    </style:style>
    <style:style style:name="T17" style:family="text">
      <style:text-properties officeooo:rsid="0040e401"/>
    </style:style>
    <style:style style:name="T18" style:family="text">
      <style:text-properties officeooo:rsid="0042ad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17">8</text:span></text:p>
      <text:p text:style-name="P1"/>
      <text:p text:style-name="P3">Style: 20 points</text:p>
      <text:p text:style-name="P3"/>
      <table:table table:name="Style" table:style-name="Style">
        <table:table-column table:style-name="Style.A"/>
        <table:table-column table:style-name="Style.B"/>
        <table:table-column table:style-name="Style.C"/>
        <table:table-column table:style-name="Style.D"/>
        <table:table-row>
          <table:table-cell table:style-name="Style.A1" office:value-type="string">
            <text:p text:style-name="P20">Item</text:p>
          </table:table-cell>
          <table:table-cell table:style-name="Style.A1" office:value-type="string">
            <text:p text:style-name="P20">Notes</text:p>
          </table:table-cell>
          <table:table-cell table:style-name="Style.A1" office:value-type="string">
            <text:p text:style-name="P20">Points Possible</text:p>
          </table:table-cell>
          <table:table-cell table:style-name="Style.D1" office:value-type="string">
            <text:p text:style-name="P20">Points Earned</text:p>
          </table:table-cell>
        </table:table-row>
        <table:table-row>
          <table:table-cell table:style-name="Style.A2" office:value-type="string">
            <text:p text:style-name="P8">Correct file nam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8">Author name in fil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8">Date in fil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15">Consistent indenting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16">Variable names are meaningful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30">Functions returns match descriptions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17">Output is neat and readabl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3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17">Arrays are correctly indexed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17"><text:span text:style-name="T15">M</text:span>ain function is not changed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7"/>
          </table:table-cell>
        </table:table-row>
      </table:table>
      <text:p text:style-name="P3"/>
      <text:p text:style-name="P3"/>
      <text:p text:style-name="P22">Test Cases: 40 points</text:p>
      <text:p text:style-name="P3"/>
      <table:table table:name="TestCases" table:style-name="TestCases">
        <table:table-column table:style-name="TestCases.A"/>
        <table:table-column table:style-name="TestCases.B"/>
        <table:table-column table:style-name="TestCases.C"/>
        <table:table-column table:style-name="TestCases.D"/>
        <table:table-row>
          <table:table-cell table:style-name="TestCases.A1" office:value-type="string">
            <text:p text:style-name="P21">Input</text:p>
          </table:table-cell>
          <table:table-cell table:style-name="TestCases.A1" office:value-type="string">
            <text:p text:style-name="P21">Expected Output</text:p>
          </table:table-cell>
          <table:table-cell table:style-name="TestCases.A1" office:value-type="string">
            <text:p text:style-name="P20">Points Possible</text:p>
          </table:table-cell>
          <table:table-cell table:style-name="TestCases.D1" office:value-type="string">
            <text:p text:style-name="P20">Points Earned</text:p>
          </table:table-cell>
        </table:table-row>
        <table:table-row>
          <table:table-cell table:style-name="TestCases.A2" office:value-type="string">
            <text:p text:style-name="P25">s</text:p>
            <text:p text:style-name="P25">John</text:p>
            <text:p text:style-name="P25">Sharp</text:p>
          </table:table-cell>
          <table:table-cell table:style-name="TestCases.A2" office:value-type="string">
            <text:p text:style-name="P28"><text:span text:style-name="T14">c</text:span>out:</text:p>
            <text:p text:style-name="P26">John Sharp found at index 3</text:p>
          </table:table-cell>
          <table:table-cell table:style-name="TestCases.A2" office:value-type="string">
            <text:p text:style-name="P12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29">s</text:p>
            <text:p text:style-name="P29">Thomas</text:p>
            <text:p text:style-name="P29">Carter</text:p>
            <text:p text:style-name="P29"/>
          </table:table-cell>
          <table:table-cell table:style-name="TestCases.A2" office:value-type="string">
            <text:p text:style-name="P18"><text:span text:style-name="T3">c</text:span><text:span text:style-name="T2">out:</text:span></text:p>
            <text:p text:style-name="P26"><text:span text:style-name="T16">T</text:span>homas Carter found at index 6</text:p>
          </table:table-cell>
          <table:table-cell table:style-name="TestCases.A2" office:value-type="string">
            <text:p text:style-name="P12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29">o</text:p>
            <text:p text:style-name="P29">r</text:p>
          </table:table-cell>
          <table:table-cell table:style-name="TestCases.A2" office:value-type="string">
            <text:p text:style-name="P32"><text:span text:style-name="T3">c</text:span><text:span text:style-name="T2">out:</text:span></text:p>
            <text:p text:style-name="P34"><text:span text:style-name="T12">N</text:span><text:span text:style-name="T10">ame: Senator Rosalyn Baker</text:span></text:p>
            <text:p text:style-name="P34"><text:span text:style-name="T10">Department: Speech</text:span></text:p>
            <text:p text:style-name="P34"><text:span text:style-name="T10"/></text:p>
            <text:p text:style-name="P34"><text:span text:style-name="T10">Name: Mr. Thomas Carter</text:span></text:p>
            <text:p text:style-name="P34"><text:span text:style-name="T10">Department: Art</text:span></text:p>
            <text:p text:style-name="P34"><text:span text:style-name="T10"/></text:p>
            <text:p text:style-name="P33"><text:span text:style-name="T6">Name: </text:span><text:span text:style-name="T7">President Lyndon Johnson</text:span></text:p>
            <text:p text:style-name="P34"><text:span text:style-name="T13">Department: </text:span><text:span text:style-name="T11">Education</text:span></text:p>
            <text:p text:style-name="P34"><text:span text:style-name="T11"/></text:p>
            <text:p text:style-name="P27">Name: Dr. Thomas Rivera</text:p>
            <text:p text:style-name="P27"><text:span text:style-name="T16">Department: English</text:span></text:p>
            <text:p text:style-name="P27"><text:span text:style-name="T11"/></text:p>
            <text:p text:style-name="P26"><text:span text:style-name="T16">N</text:span>ame: Ms. Tracy Scoggins</text:p>
            <text:p text:style-name="P26">Department: Education</text:p>
            <text:p text:style-name="P26"/>
            <text:p text:style-name="P26">Name: Representative John Sharp</text:p>
            <text:p text:style-name="P26">Department: Administration </text:p>
            <text:p text:style-name="P32"><text:span text:style-name="T2"/></text:p>
            <text:p text:style-name="P24">Name: <text:span text:style-name="T18">M</text:span>r. George Strait</text:p>
            <text:p text:style-name="P24">Department: Music</text:p>
          </table:table-cell>
          <table:table-cell table:style-name="TestCases.A2" office:value-type="string">
            <text:p text:style-name="P12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29">s</text:p>
            <text:p text:style-name="P29">John</text:p>
            <text:p text:style-name="P29">Sharp</text:p>
          </table:table-cell>
          <table:table-cell table:style-name="TestCases.A2" office:value-type="string">
            <text:p text:style-name="P19"><text:span text:style-name="T4">cout</text:span><text:span text:style-name="T5">:</text:span></text:p>
            <text:p text:style-name="P26">John Sharp found at index 5</text:p>
          </table:table-cell>
          <table:table-cell table:style-name="TestCases.A2" office:value-type="string">
            <text:p text:style-name="P13">10</text:p>
          </table:table-cell>
          <table:table-cell table:style-name="TestCases.D2" office:value-type="string">
            <text:p text:style-name="P9"/>
          </table:table-cell>
        </table:table-row>
      </table:table>
      <text:p text:style-name="P3"/>
      <text:p text:style-name="P5"/>
      <text:p text:style-name="P5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10-25T16:21:12.766343104</dc:date>
    <meta:editing-duration>P1DT5H34M10S</meta:editing-duration>
    <meta:editing-cycles>22</meta:editing-cycles>
    <meta:generator>LibreOffice/6.4.6.2$Linux_X86_64 LibreOffice_project/40$Build-2</meta:generator>
    <meta:document-statistic meta:table-count="2" meta:image-count="0" meta:object-count="0" meta:page-count="2" meta:paragraph-count="69" meta:word-count="151" meta:character-count="862" meta:non-whitespace-character-count="779"/>
  </office:meta>
</office:document-meta>
</file>